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0376c5" officeooo:paragraph-rsid="000376c5" style:font-style-asian="italic" style:font-style-complex="italic"/>
    </style:style>
    <style:style style:name="P2" style:family="paragraph" style:parent-style-name="Table_20_Contents">
      <style:paragraph-properties fo:margin-top="0cm" fo:margin-bottom="0.101cm" style:contextual-spacing="false"/>
      <style:text-properties style:font-name="Times New Roman" fo:font-size="11pt" officeooo:rsid="003219ca" officeooo:paragraph-rsid="000376c5" style:font-size-asian="11pt" style:font-size-complex="11pt"/>
    </style:style>
    <style:style style:name="P3" style:family="paragraph" style:parent-style-name="Table_20_Contents">
      <style:paragraph-properties fo:margin-top="0cm" fo:margin-bottom="0.101cm" style:contextual-spacing="false" fo:text-align="center" style:justify-single-word="false"/>
      <style:text-properties style:font-name="Times New Roman" fo:font-size="11pt" officeooo:rsid="003219ca" officeooo:paragraph-rsid="000376c5" style:font-size-asian="11pt" style:font-size-complex="11pt"/>
    </style:style>
    <style:style style:name="P4" style:family="paragraph" style:parent-style-name="Table_20_Contents">
      <style:paragraph-properties fo:margin-top="0cm" fo:margin-bottom="0.101cm" style:contextual-spacing="false"/>
      <style:text-properties style:font-name="Times New Roman" fo:font-size="11pt" officeooo:rsid="00350eae" officeooo:paragraph-rsid="000376c5" style:font-size-asian="11pt" style:font-size-complex="11pt"/>
    </style:style>
    <style:style style:name="P5" style:family="paragraph" style:parent-style-name="Table_20_Contents">
      <style:paragraph-properties fo:margin-top="0cm" fo:margin-bottom="0.101cm" style:contextual-spacing="false" fo:text-align="center" style:justify-single-word="false"/>
      <style:text-properties style:font-name="Times New Roman" fo:font-size="11pt" officeooo:rsid="00350eae" officeooo:paragraph-rsid="000376c5" style:font-size-asian="11pt" style:font-size-complex="11pt"/>
    </style:style>
    <style:style style:name="P6" style:family="paragraph" style:parent-style-name="Text_20_body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bold" officeooo:paragraph-rsid="000376c5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.101cm" style:contextual-spacing="false" fo:line-height="100%"/>
      <style:text-properties officeooo:paragraph-rsid="000376c5"/>
    </style:style>
    <style:style style:name="P8" style:family="paragraph" style:parent-style-name="Text_20_body">
      <style:paragraph-properties fo:margin-top="0cm" fo:margin-bottom="0.101cm" style:contextual-spacing="false" fo:line-height="100%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9" style:family="paragraph" style:parent-style-name="Text_20_body">
      <style:paragraph-properties fo:margin-top="0cm" fo:margin-bottom="0.101cm" style:contextual-spacing="false" fo:line-height="100%" style:writing-mode="page"/>
      <style:text-properties officeooo:paragraph-rsid="000376c5"/>
    </style:style>
    <style:style style:name="P10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officeooo:paragraph-rsid="000376c5"/>
    </style:style>
    <style:style style:name="P11" style:family="paragraph" style:parent-style-name="Text_20_body">
      <loext:graphic-properties draw:fill="none" draw:fill-color="#ffffff"/>
      <style:paragraph-properties fo:margin-top="0cm" fo:margin-bottom="0.101cm" style:contextual-spacing="false" fo:line-height="100%" fo:background-color="transparent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officeooo:paragraph-rsid="000376c5"/>
    </style:style>
    <style:style style:name="P12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13" style:family="paragraph" style:parent-style-name="Text_20_body">
      <loext:graphic-properties draw:fill="none" draw:fill-color="#ffffff" draw:opacity="100%"/>
      <style:paragraph-properties fo:margin-top="0cm" fo:margin-bottom="0.101cm" style:contextual-spacing="false" fo:line-height="100%" fo:background-color="transparent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paragraph-rsid="000376c5" style:font-size-asian="11pt" style:font-size-complex="11pt"/>
    </style:style>
    <style:style style:name="P14" style:family="paragraph" style:parent-style-name="Text_20_body">
      <style:paragraph-properties fo:margin-top="0cm" fo:margin-bottom="0.101cm" style:contextual-spacing="false" fo:line-height="100%" style:writing-mode="page">
        <style:tab-stops>
          <style:tab-stop style:position="1.296cm"/>
          <style:tab-stop style:position="2.302cm"/>
          <style:tab-stop style:position="3.307cm"/>
        </style:tab-stops>
      </style:paragraph-properties>
      <style:text-properties style:font-name="Courier New" fo:font-size="11pt" officeooo:rsid="003219ca" officeooo:paragraph-rsid="000376c5" style:font-size-asian="11pt" style:font-size-complex="11pt"/>
    </style:style>
    <style:style style:name="P15" style:family="paragraph" style:parent-style-name="Heading_20_2">
      <style:paragraph-properties fo:break-before="page"/>
      <style:text-properties officeooo:paragraph-rsid="000376c5"/>
    </style:style>
    <style:style style:name="P16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bold" officeooo:paragraph-rsid="000376c5" style:font-size-asian="11pt" style:font-weight-asian="bold" style:font-size-complex="11pt" style:font-weight-complex="bold"/>
    </style:style>
    <style:style style:name="P17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style:font-name="Times New Roman" fo:font-size="11pt" fo:font-weight="normal" officeooo:paragraph-rsid="000376c5" style:font-size-asian="11pt" style:font-weight-asian="normal" style:font-size-complex="11pt" style:font-weight-complex="normal"/>
    </style:style>
    <style:style style:name="P18" style:family="paragraph" style:parent-style-name="Text_20_body" style:list-style-name="L1">
      <style:paragraph-properties fo:margin-top="0cm" fo:margin-bottom="0.101cm" style:contextual-spacing="false">
        <style:tab-stops>
          <style:tab-stop style:position="0.953cm"/>
          <style:tab-stop style:position="1.984cm"/>
          <style:tab-stop style:position="2.91cm"/>
        </style:tab-stops>
      </style:paragraph-properties>
      <style:text-properties fo:font-size="11pt" officeooo:paragraph-rsid="000376c5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f0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19ca" fo:background-color="#b2b2b2" loext:char-shading-value="0" style:font-weight-asian="bold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fo:font-weight="bold" officeooo:rsid="0039c27f" style:font-weight-asian="bold" style:font-weight-complex="bold"/>
    </style:style>
    <style:style style:name="T6" style:family="text">
      <style:text-properties style:font-name="Courier New" fo:font-weight="bold" officeooo:rsid="003219ca" style:font-weight-asian="bold" style:font-weight-complex="bold"/>
    </style:style>
    <style:style style:name="T7" style:family="text">
      <style:text-properties style:font-name="Courier New" fo:font-weight="bold" officeooo:rsid="0003bb8f" style:font-weight-asian="bold" style:font-weight-complex="bold"/>
    </style:style>
    <style:style style:name="T8" style:family="text">
      <style:text-properties style:font-name="Courier New" fo:font-weight="bold" officeooo:rsid="000c827c" style:font-weight-asian="bold" style:font-weight-complex="bold"/>
    </style:style>
    <style:style style:name="T9" style:family="text">
      <style:text-properties style:font-name="Courier New" fo:font-weight="bold" officeooo:rsid="0039c27f" fo:background-color="#b2b2b2" loext:char-shading-value="0" style:font-weight-asian="bold" style:font-weight-complex="bold"/>
    </style:style>
    <style:style style:name="T10" style:family="text">
      <style:text-properties style:font-name="Courier New" fo:font-size="11pt" style:font-size-asian="11pt" style:font-size-complex="11pt"/>
    </style:style>
    <style:style style:name="T11" style:family="text">
      <style:text-properties style:font-name="Courier New" fo:font-size="11pt" officeooo:rsid="001db0ee" style:font-size-asian="11pt" style:font-size-complex="11pt"/>
    </style:style>
    <style:style style:name="T12" style:family="text">
      <style:text-properties style:font-name="Courier New" fo:font-size="11pt" officeooo:rsid="0003bb8f" style:font-size-asian="11pt" style:font-size-complex="11pt"/>
    </style:style>
    <style:style style:name="T13" style:family="text">
      <style:text-properties style:font-name="Courier New" fo:font-size="11pt" officeooo:rsid="003219ca" style:font-size-asian="11pt" style:font-size-complex="11pt"/>
    </style:style>
    <style:style style:name="T14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5" style:family="text">
      <style:text-properties officeooo:rsid="003219ca"/>
    </style:style>
    <style:style style:name="T16" style:family="text">
      <style:text-properties officeooo:rsid="0003bb8f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weight="bold" officeooo:rsid="0039c27f" style:font-weight-asian="bold" style:font-weight-complex="bold"/>
    </style:style>
    <style:style style:name="T19" style:family="text">
      <style:text-properties style:font-name="Times New Roman" fo:font-weight="bold" officeooo:rsid="0003bb8f" style:font-weight-asian="bold" style:font-weight-complex="bold"/>
    </style:style>
    <style:style style:name="T20" style:family="text">
      <style:text-properties style:font-name="Times New Roman" fo:font-weight="bold" officeooo:rsid="003f0873" style:font-weight-asian="bold" style:font-weight-complex="bold"/>
    </style:style>
    <style:style style:name="T21" style:family="text">
      <style:text-properties style:font-name="Times New Roman" fo:font-weight="bold" officeooo:rsid="00350eae" style:font-weight-asian="bold" style:font-weight-complex="bold"/>
    </style:style>
    <style:style style:name="T22" style:family="text">
      <style:text-properties officeooo:rsid="0009a66b"/>
    </style:style>
    <style:style style:name="T23" style:family="text">
      <style:text-properties officeooo:rsid="000a251f"/>
    </style:style>
    <style:style style:name="T24" style:family="text">
      <style:text-properties fo:font-size="12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Aufgabe Quelltext analysieren </text:h>
      <text:p text:style-name="P7">Gegeben ist die Methode </text:p>
      <text:p text:style-name="P7"><draw:frame text:anchor-type="paragraph" draw:z-index="0" draw:name="Form1" draw:style-name="gr1" draw:text-style-name="P19" svg:width="3.017cm" svg:height="3.705cm" svg:x="13.328cm" svg:y="0.025cm"><draw:text-box><text:p><text:span text:style-name="T24"/></text:p><text:p><text:span text:style-name="T24"/></text:p><text:p><text:span text:style-name="T24"/></text:p><text:p><text:span text:style-name="T24"/></text:p></draw:text-box></draw:frame><text:span text:style-name="T4">public List</text:span><text:span text:style-name="T6">&lt;Lastwagen&gt;</text:span><text:span text:style-name="T4"> tueWas()</text:span><text:span text:style-name="T8">{</text:span></text:p>
      <text:p text:style-name="P9"><text:span text:style-name="T10"><text:tab/>List</text:span><text:span text:style-name="T11">&lt;Lastwagen&gt;</text:span><text:span text:style-name="T10"> ergebnis = new List</text:span><text:span text:style-name="T11">&lt;Lastwagen&gt;</text:span><text:span text:style-name="T10">();</text:span></text:p>
      <text:p text:style-name="P12"><text:tab/><text:span text:style-name="T15">double x = 0;</text:span></text:p>
      <text:p text:style-name="P12"><text:tab/><text:span text:style-name="T16">lastwagenList.toFirst();</text:span></text:p>
      <text:p text:style-name="P10"><text:span text:style-name="T10"><text:tab/></text:span><text:span text:style-name="T14">while</text:span><text:span text:style-name="T10">(lastwagenList.</text:span><text:span text:style-name="T12">hasAccess()</text:span><text:span text:style-name="T10">){</text:span></text:p>
      <text:p text:style-name="P10"><text:span text:style-name="T10"><text:tab/><text:tab/></text:span><text:span text:style-name="T13">Lastwagen lkw = lastwagenList.</text:span><text:span text:style-name="T12">getContent</text:span><text:span text:style-name="T13">();</text:span></text:p>
      <text:p text:style-name="P12"><text:tab/><text:tab/><text:span text:style-name="T15">x += lkw.get</text:span><text:span text:style-name="T23">Bel</text:span><text:span text:style-name="T15">adung();</text:span></text:p>
      <text:p text:style-name="P12"><text:tab/><text:tab/><text:span text:style-name="T15">lkw.abladen();</text:span></text:p>
      <text:p text:style-name="P12"><text:tab/><text:tab/><text:span text:style-name="T16">lastwagenList.next();</text:span></text:p>
      <text:p text:style-name="P12"><text:tab/><text:span text:style-name="T15">}</text:span></text:p>
      <text:p text:style-name="P12"><text:tab/><text:span text:style-name="T16">lastwagenList.toFirst();</text:span></text:p>
      <text:p text:style-name="P13"><text:tab/><text:span text:style-name="T3">while( x &gt; 0){</text:span></text:p>
      <text:p text:style-name="P11"><text:span text:style-name="T10"><text:tab/><text:tab/></text:span><text:span text:style-name="T13">Lastwagen lkw = </text:span><text:span text:style-name="T12">lastwagenList.getContent</text:span><text:span text:style-name="T13">();</text:span></text:p>
      <text:p text:style-name="P12"><text:tab/><text:tab/><text:span text:style-name="T15">double max = lkw.getMaxBeladung();</text:span></text:p>
      <text:p text:style-name="P12"><text:tab/><text:tab/><text:span text:style-name="T15">if(x &gt; max){</text:span><text:tab/><text:tab/></text:p>
      <text:p text:style-name="P14"><text:tab/><text:tab/><text:tab/>lkw.zuladen(max);</text:p>
      <text:p text:style-name="P12"><text:tab/><text:tab/><text:tab/><text:span text:style-name="T15">x -= max;</text:span></text:p>
      <text:p text:style-name="P12"><text:tab/><text:tab/><text:span text:style-name="T15">}</text:span></text:p>
      <text:p text:style-name="P12"><text:tab/><text:tab/><text:span text:style-name="T15">else{</text:span></text:p>
      <text:p text:style-name="P12"><text:tab/><text:tab/><text:tab/><text:span text:style-name="T15">lkw.</text:span><text:span text:style-name="T22">zu</text:span><text:span text:style-name="T15">laden(x);</text:span></text:p>
      <text:p text:style-name="P12"><text:tab/><text:tab/><text:tab/><text:span text:style-name="T15">x = 0;</text:span></text:p>
      <text:p text:style-name="P12"><text:tab/><text:tab/><text:span text:style-name="T15">}</text:span></text:p>
      <text:p text:style-name="P10"><text:span text:style-name="T10"><text:tab/><text:tab/></text:span><text:span text:style-name="T13">ergebnis.</text:span><text:span text:style-name="T12">append</text:span><text:span text:style-name="T13">(lkw);</text:span></text:p>
      <text:p text:style-name="P10"><text:span text:style-name="T10"><text:tab/><text:tab/></text:span><text:span text:style-name="T12">lastwagenList.remove()</text:span><text:span text:style-name="T13">;</text:span></text:p>
      <text:p text:style-name="P12"><text:tab/><text:span text:style-name="T15">}</text:span></text:p>
      <text:p text:style-name="P12"><text:tab/><text:span text:style-name="T15">return ergebnis;</text:span></text:p>
      <text:p text:style-name="P12">}</text:p>
      <text:p text:style-name="P8"/>
      <text:p text:style-name="P6">Aufgaben:</text:p>
      <text:list xml:id="list435230639" text:style-name="L1">
        <text:list-item>
          <text:p text:style-name="P16">Unterteile die Methode in geeignete Abschnitte und erläutere mithilfe von geeigneten Fachbegriffen, was in den einzelnen Abschnitten passiert. </text:p>
        </text:list-item>
        <text:list-item>
          <text:p text:style-name="P17">Die Methode wird jetzt auf die folgenden <text:span text:style-name="T15">Lastwagen angewendet:<text:line-break/></text:span></text:p>
        </text:list-item>
      </text:list>
      <table:table table:name="Tabelle1" table:style-name="Tabelle1">
        <table:table-column table:style-name="Tabelle1.A" table:number-columns-repeated="5"/>
        <table:table-column table:style-name="Tabelle1.F"/>
        <table:table-row table:style-name="TableLine2380545647824">
          <table:table-cell table:style-name="Tabelle1.A1" office:value-type="string">
            <text:p text:style-name="P2">Kennzeichen</text:p>
          </table:table-cell>
          <table:table-cell table:style-name="Tabelle1.A1" office:value-type="string">
            <text:p text:style-name="P3">A</text:p>
          </table:table-cell>
          <table:table-cell table:style-name="Tabelle1.A1" office:value-type="string">
            <text:p text:style-name="P3">B</text:p>
          </table:table-cell>
          <table:table-cell table:style-name="Tabelle1.A1" office:value-type="string">
            <text:p text:style-name="P3">C</text:p>
          </table:table-cell>
          <table:table-cell table:style-name="Tabelle1.A1" office:value-type="string">
            <text:p text:style-name="P3">D</text:p>
          </table:table-cell>
          <table:table-cell table:style-name="Tabelle1.F1" office:value-type="string">
            <text:p text:style-name="P3">E</text:p>
          </table:table-cell>
        </table:table-row>
        <table:table-row table:style-name="TableLine2380545644288">
          <table:table-cell table:style-name="Tabelle1.A2" office:value-type="string">
            <text:p text:style-name="P4">Zuladung</text:p>
          </table:table-cell>
          <table:table-cell table:style-name="Tabelle1.B2" office:value-type="float" office:value="20">
            <text:p text:style-name="P5">20</text:p>
          </table:table-cell>
          <table:table-cell table:style-name="Tabelle1.B2" office:value-type="float" office:value="50">
            <text:p text:style-name="P5">50</text:p>
          </table:table-cell>
          <table:table-cell table:style-name="Tabelle1.B2" office:value-type="float" office:value="10">
            <text:p text:style-name="P5">10</text:p>
          </table:table-cell>
          <table:table-cell table:style-name="Tabelle1.B2" office:value-type="float" office:value="30">
            <text:p text:style-name="P5">30</text:p>
          </table:table-cell>
          <table:table-cell table:style-name="Tabelle1.F2" office:value-type="float" office:value="30">
            <text:p text:style-name="P5">30</text:p>
          </table:table-cell>
        </table:table-row>
        <table:table-row table:style-name="TableLine2380545633136">
          <table:table-cell table:style-name="Tabelle1.A2" office:value-type="string">
            <text:p text:style-name="P4">MaxZuladung</text:p>
          </table:table-cell>
          <table:table-cell table:style-name="Tabelle1.B2" office:value-type="float" office:value="40">
            <text:p text:style-name="P5">40</text:p>
          </table:table-cell>
          <table:table-cell table:style-name="Tabelle1.B2" office:value-type="float" office:value="50">
            <text:p text:style-name="P5">50</text:p>
          </table:table-cell>
          <table:table-cell table:style-name="Tabelle1.B2" office:value-type="float" office:value="40">
            <text:p text:style-name="P5">40</text:p>
          </table:table-cell>
          <table:table-cell table:style-name="Tabelle1.B2" office:value-type="float" office:value="30">
            <text:p text:style-name="P5">30</text:p>
          </table:table-cell>
          <table:table-cell table:style-name="Tabelle1.F2" office:value-type="float" office:value="40">
            <text:p text:style-name="P5">40</text:p>
          </table:table-cell>
        </table:table-row>
      </table:table>
      <text:list xml:id="list162957208616222" text:continue-numbering="true" text:style-name="L1">
        <text:list-header>
          <text:p text:style-name="P18"><text:span text:style-name="T17"><text:line-break/>Gib </text:span><text:span text:style-name="T20">die Lastwagen in </text:span><text:span text:style-name="T19">der Liste </text:span><text:span text:style-name="T17">an, </text:span><text:span text:style-name="T19">die</text:span><text:span text:style-name="T17"> die Methode zurückgibt. </text:span><text:span text:style-name="T21">(Kennzeichen + Zuladung)</text:span><text:span text:style-name="T17"><text:line-break/>Gib auch </text:span><text:span text:style-name="T20">die Lastwagen in </text:span><text:span text:style-name="T19">der Liste</text:span><text:span text:style-name="T20"> </text:span><text:span text:style-name="T7">lastwagenList</text:span><text:span text:style-name="T4"> </text:span><text:span text:style-name="T17">nach dem Ende der Methode an. </text:span><text:span text:style-name="T21">(Kennzeichen + Zuladung)</text:span></text:p>
        </text:list-header>
        <text:list-item>
          <text:p text:style-name="P17"><text:span text:style-name="T2">Erläutere den Zweck der Methode insgesamt.</text:span> </text:p>
        </text:list-item>
        <text:list-item>
          <text:p text:style-name="P18"><text:span text:style-name="T17">Erörtere, ob die </text:span><text:span text:style-name="T18">Bedingung <text:s text:c="3"/></text:span><text:span text:style-name="T9">while ( x &gt; 0 )</text:span><text:span text:style-name="T5"> </text:span><text:span text:style-name="T18"><text:line-break/>zu einem Fehler bei der Laufzeit des Programmes führen kann:<text:line-break/>Kann es sein, dass </text:span><text:span text:style-name="T19">die</text:span><text:span text:style-name="T18"> List</text:span><text:span text:style-name="T19">e</text:span><text:span text:style-name="T18"> </text:span><text:span text:style-name="T7">lastwagenList</text:span><text:span text:style-name="T5"> </text:span><text:span text:style-name="T18">leer ist, noch während die Schleife läuft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376c5" officeooo:paragraph-rsid="000376c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Anwendungsszenarien mit List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5-08-19T16:29:55.914000000</dc:date>
    <meta:editing-duration>PT41M36S</meta:editing-duration>
    <meta:editing-cycles>12</meta:editing-cycles>
    <meta:print-date>2020-11-19T18:25:51.731000000</meta:print-date>
    <meta:document-statistic meta:table-count="1" meta:image-count="0" meta:object-count="0" meta:page-count="1" meta:paragraph-count="54" meta:word-count="190" meta:character-count="1349" meta:non-whitespace-character-count="1159"/>
  </office:meta>
</office:document-meta>
</file>